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416in" style:use-optimal-column-width="false"/>
    </style:style>
    <style:style style:name="TableColumn3" style:family="table-column">
      <style:table-column-properties style:column-width="5.651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="Arial" fo:font-weight="bold" style:font-weight-asian="bold" style:font-weight-complex="bold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 style:letter-kerning="false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weight="bold" style:font-weight-asian="bold" style:font-weight-complex="bold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Arial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Arial" fo:font-weight="bold" style:font-weight-asian="bold" style:font-weight-complex="bold"/>
    </style:style>
    <style:style style:name="P23" style:parent-style-name="TableContents" style:family="paragraph">
      <style:text-properties style:font-name="Arial"/>
    </style:style>
    <style:style style:name="P24" style:parent-style-name="TableContents" style:family="paragraph">
      <style:text-properties style:font-name="Arial"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fo:font-weight="bold" style:font-weight-asian="bold" style:font-weight-complex="bold"/>
    </style:style>
    <style:style style:name="P28" style:parent-style-name="TableContents" style:family="paragraph">
      <style:text-properties style:font-name="Arial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 fo:font-weight="bold" style:font-weight-asian="bold" style:font-weight-complex="bold"/>
    </style:style>
    <style:style style:name="P32" style:parent-style-name="TableContents" style:family="paragraph">
      <style:text-properties style:font-name="Arial"/>
    </style:style>
    <style:style style:name="T33" style:parent-style-name="Fuentedepárrafopredeter." style:family="text">
      <style:text-properties style:font-name="Arial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fo:font-weight="bold" style:font-weight-asian="bold" style:font-weight-complex="bold"/>
    </style:style>
    <style:style style:name="P37" style:parent-style-name="TableContents" style:family="paragraph">
      <style:text-properties style:font-name="Arial"/>
    </style:style>
    <style:style style:name="P38" style:parent-style-name="TableContents" style:family="paragraph">
      <style:text-properties style:font-name="Arial"/>
    </style:style>
    <style:style style:name="P39" style:parent-style-name="TableContents" style:family="paragraph">
      <style:text-properties style:font-name="Arial"/>
    </style:style>
    <style:style style:name="P40" style:parent-style-name="TableContents" style:family="paragraph">
      <style:text-properties style:font-name="Arial"/>
    </style:style>
    <style:style style:name="P41" style:parent-style-name="TableContents" style:family="paragraph">
      <style:paragraph-properties fo:text-align="justify"/>
      <style:text-properties style:font-name="Arial"/>
    </style:style>
    <style:style style:name="P42" style:parent-style-name="TableContents" style:family="paragraph">
      <style:paragraph-properties fo:text-align="justify"/>
      <style:text-properties style:font-name="Arial"/>
    </style:style>
    <style:style style:name="P43" style:parent-style-name="TableContents" style:family="paragraph">
      <style:paragraph-properties fo:text-align="justify"/>
      <style:text-properties style:font-name="Arial"/>
    </style:style>
    <style:style style:name="P44" style:parent-style-name="TableContents" style:family="paragraph">
      <style:paragraph-properties fo:text-align="justify"/>
      <style:text-properties style:font-name="Arial"/>
    </style:style>
    <style:style style:name="P45" style:parent-style-name="TableContents" style:family="paragraph">
      <style:paragraph-properties fo:text-align="justify"/>
      <style:text-properties style:font-name="Arial"/>
    </style:style>
    <style:style style:name="P46" style:parent-style-name="TableContents" style:family="paragraph">
      <style:text-properties style:font-name="Arial"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 fo:font-weight="bold" style:font-weight-asian="bold" style:font-weight-complex="bold"/>
    </style:style>
    <style:style style:name="P50" style:parent-style-name="TableContents" style:family="paragraph">
      <style:text-properties style:font-name="Arial"/>
    </style:style>
    <style:style style:name="P51" style:parent-style-name="TableContents" style:family="paragraph">
      <style:text-properties style:font-name="Arial"/>
    </style:style>
    <style:style style:name="P52" style:parent-style-name="TableContents" style:family="paragraph">
      <style:text-properties style:font-name="Arial"/>
    </style:style>
    <style:style style:name="T53" style:parent-style-name="Fuentedepárrafopredeter." style:family="text">
      <style:text-properties style:font-name="Arial" style:letter-kerning="false"/>
    </style:style>
    <style:style style:name="T54" style:parent-style-name="Fuentedepárrafopredeter." style:family="text">
      <style:text-properties style:font-name="Arial" style:letter-kerning="false"/>
    </style:style>
    <style:style style:name="T55" style:parent-style-name="Fuentedepárrafopredeter." style:family="text">
      <style:text-properties style:font-name="Arial" style:letter-kerning="false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fo:font-weight="bold" style:font-weight-asian="bold" style:font-weight-complex="bold"/>
    </style:style>
    <style:style style:name="P59" style:parent-style-name="TableContents" style:family="paragraph">
      <style:text-properties style:font-name="Arial"/>
    </style:style>
    <style:style style:name="P60" style:parent-style-name="TableContents" style:family="paragraph">
      <style:text-properties style:font-name="Arial"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mbre:</text:p>
          </table:table-cell>
          <table:table-cell table:style-name="TableCell7">
            <text:p text:style-name="TableContents"><text:span text:style-name="T8"><text:s/></text:span><text:span text:style-name="T9">Cambio de Correo Electrónico</text:span></text:p>
          </table:table-cell>
        </table:table-row>
        <table:table-row table:style-name="TableRow10">
          <table:table-cell table:style-name="TableCell11">
            <text:p text:style-name="P12">Autor:</text:p>
          </table:table-cell>
          <table:table-cell table:style-name="TableCell13">
            <text:p text:style-name="P14"><text:s/>Guillermo Jesús Cano Rama</text:p>
          </table:table-cell>
        </table:table-row>
        <table:table-row table:style-name="TableRow15">
          <table:table-cell table:style-name="TableCell16">
            <text:p text:style-name="P17">Fecha:</text:p>
          </table:table-cell>
          <table:table-cell table:style-name="TableCell18">
            <text:p text:style-name="P19"><text:s/>17/05/2018</text:p>
          </table:table-cell>
        </table:table-row>
        <table:table-row table:style-name="TableRow20">
          <table:table-cell table:style-name="TableCell21" table:number-columns-spanned="2">
            <text:p text:style-name="P22">Descripción:</text:p>
            <text:p text:style-name="P23">Permite crear cambiar la dirección de correo electrónico del usuario.</text:p>
            <text:p text:style-name="P24"/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Actores:</text:p>
            <text:p text:style-name="P28">El usuario y el Servidor.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Precondiciones:</text:p>
            <text:p text:style-name="P32">Debe de estar registrado.</text:p>
            <text:p text:style-name="TableContents"><text:span text:style-name="T33">Debe de estar logeado.</text:span>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Flujo Normal:</text:p>
            <text:p text:style-name="P37">1.- El actor accede al menú del usuario.</text:p>
            <text:p text:style-name="P38">2.- El sistema muestra la página correspondiente.</text:p>
            <text:p text:style-name="P39">3.- El actor introduce una nueva dirección de correo<text:s/>electrónico.</text:p>
            <text:p text:style-name="P40">4.- Un email es enviado al correo del actor, con un código.</text:p>
            <text:p text:style-name="P41">5.- El actor introduce en la página el código.</text:p>
            <text:p text:style-name="P42">6.- El actor pulsa el botón para confirmar el cambio.</text:p>
            <text:p text:style-name="P43">7.- El sistema comprueba la<text:s/>validez de los datos.</text:p>
            <text:p text:style-name="P44">8.- El sistema almacena la nueva dirección de correo electrónico en la base de datos, sustituyéndola.</text:p>
            <text:p text:style-name="P45">9.- El sistema manda un mensaje al correo vinculado a la cuenta para informar del cambio de la dirección.</text:p>
            <text:p text:style-name="P46"/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P49">Flujo Alternativo:</text:p>
            <text:p text:style-name="P50">3.A.- Si la dirección ya está en uso se notifica al actor para que escoja otro.</text:p>
            <text:p text:style-name="P51">3.B.- Si la dirección es inválida se notifica al actor para que lo modifique.</text:p>
            <text:p text:style-name="P52">3C – Si la dirección es igual a la antigua, se notifica al usuario para que lo modifique.</text:p>
            <text:p text:style-name="TableContents"><text:span text:style-name="T53">5</text:span><text:span text:style-name="T54">.A – Si el</text:span><text:span text:style-name="T55"><text:s/>actor introduce mal el código, se le notificara para que lo modifique</text:span>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P58">Poscondiciones:</text:p>
            <text:p text:style-name="P59">El actor puede utilizar las funciones relativas a su dirección(Recuperar contraseña por ejemplo) con la nueva dirección introducida.</text:p>
            <text:p text:style-name="P6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8-05-17T12:16:00Z</meta:creation-date>
    <dc:date>2018-06-07T22:37:00Z</dc:date>
    <meta:template xlink:href="Normal.dotm" xlink:type="simple"/>
    <meta:editing-cycles>6</meta:editing-cycles>
    <meta:editing-duration>PT2400S</meta:editing-duration>
    <meta:document-statistic meta:page-count="1" meta:paragraph-count="2" meta:word-count="211" meta:character-count="1373" meta:row-count="9" meta:non-whitespace-character-count="1164"/>
  </office:meta>
</office:document-meta>
</file>